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103cm" style:rel-column-width="16245*"/>
    </style:style>
    <style:style style:name="Table4.B" style:family="table-column">
      <style:table-column-properties style:column-width="12.45cm" style:rel-column-width="492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6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5" text:outline-level="4">Class Name</text:h>
      <text:p text:style-name="P19"><text:span text:style-name="Source_20_Text"><text:span text:style-name="T3">org.zkoss.zul.Button</text:span></text:span></text:p>
      <text:h text:style-name="P16" text:outline-level="4">Supported Child Components</text:h>
      <text:p text:style-name="Text_20_body_20_indent_20_2">*NONE </text:p>
      <text:h text:style-name="P16" text:outline-level="4">Supported Events</text:h>
      <text:h text:style-name="P18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dir</text:span></text:span></text:p>
          </table:table-cell>
          <table:table-cell table:style-name="Table1.A2" office:value-type="string">
            <text:p text:style-name="P3">Sets the direction of button</text:p>
            <text:p text:style-name="P2"><text:span text:style-name="T6">Value:</text:span><text:span text:style-name="Source_20_Text"><text:span text:style-name="T5">normal</text:span></text:span><text:span text:style-name="T5"> | </text:span><text:span text:style-name="Source_20_Text"><text:span text:style-name="T5">reverse</text:span></text:span>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10"><text:span text:style-name="Source_20_Text"><text:span text:style-name="T7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sable</text:span></text:span></text:p>
          </table:table-cell>
          <table:table-cell table:style-name="Table1.A2" office:value-type="string">
            <text:p text:style-name="P3">Sets whether it is disabled or not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href</text:span></text:span></text:p>
          </table:table-cell>
          <table:table-cell table:style-name="Table1.B4" office:value-type="string">
            <text:p text:style-name="P11">Provides a hyper link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4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orient</text:span></text:span></text:p>
          </table:table-cell>
          <table:table-cell table:style-name="Table1.B4" office:value-type="string">
            <text:p text:style-name="P11">Sets the orientation of button</text:p>
            <text:p text:style-name="P9"><text:span text:style-name="T6">Value:</text:span><text:span text:style-name="Source_20_Text"><text:span text:style-name="T7">horizontal</text:span></text:span><text:span text:style-name="T7"> | </text:span><text:span text:style-name="Source_20_Text"><text:span text:style-name="T7">vertical</text:span></text:span>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rget</text:span></text:span></text:p>
          </table:table-cell>
          <table:table-cell table:style-name="Table1.B4" office:value-type="string">
            <text:p text:style-name="P11">Sets the target frame or window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2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bindex</text:span></text:span></text:p>
          </table:table-cell>
          <table:table-cell table:style-name="Table1.B4" office:value-type="string">
            <text:p text:style-name="P11">Sets the tab order of this component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-1 </text:span></text:span></text:p>
          </table:table-cell>
        </table:table-row>
      </table:table>
      <text:p text:style-name="P14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5">Value: <text:span text:style-name="Source_20_Text"><text:span text:style-name="T2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</table:table>
      <text:h text:style-name="Heading_20_4" text:outline-level="4"/>
      <text:h text:style-name="P1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3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9:31</dc:date>
    <dc:language>en-US</dc:language>
    <meta:editing-cycles>74</meta:editing-cycles>
    <meta:editing-duration>PT3H51M3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40" meta:character-count="1888"/>
  </office:meta>
</office:document-meta>
</file>